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8.899cm" style:use-optimal-column-width="false"/>
    </style:style>
    <style:style style:name="co2" style:family="table-column">
      <style:table-column-properties style:column-width="3.883cm" style:use-optimal-column-width="false"/>
    </style:style>
    <style:style style:name="co3" style:family="table-column">
      <style:table-column-properties style:column-width="13.916cm" style:use-optimal-column-width="false"/>
    </style:style>
    <style:style style:name="ro1" style:family="table-row">
      <style:table-row-properties style:row-height="0.911cm"/>
    </style:style>
    <style:style style:name="ro2" style:family="table-row">
      <style:table-row-properties style:row-height="1.118cm"/>
    </style:style>
    <style:style style:name="ro3" style:family="table-row">
      <style:table-row-properties style:row-height="1.115cm"/>
    </style:style>
    <style:style style:name="ro4" style:family="table-row">
      <style:table-row-properties style:row-height="1.119cm"/>
    </style:style>
    <style:style style:name="ro5" style:family="table-row">
      <style:table-row-properties style:row-height="1.117cm"/>
    </style:style>
    <style:style style:name="ro6" style:family="table-row">
      <style:table-row-properties style:row-height="0.75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ce3" style:family="table-cell">
      <style:graphic-properties style:repeat="repeat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" draw:layer="layout" svg:width="26.697cm" svg:height="20.071cm" svg:x="0.686cm" svg:y="0.2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Objectives</text:p>
              </table:table-cell>
              <table:table-cell>
                <text:p>When</text:p>
              </table:table-cell>
              <table:table-cell>
                <text:p>How (Technics)</text:p>
              </table:table-cell>
            </table:table-row>
            <table:table-row table:style-name="ro2" table:default-cell-style-name="ce2">
              <table:table-cell table:number-rows-spanned="4">
                <text:p><text:span text:style-name="T1">Reducing Number of Instruction</text:span></text:p>
              </table:table-cell>
              <table:table-cell>
                <text:p><text:span text:style-name="T1">Specification Time</text:span></text:p>
                <text:p><text:span text:style-name="T1"/></text:p>
              </table:table-cell>
              <table:table-cell table:style-name="ce3">
                <text:list text:style-name="L2">
                  <text:list-item>
                    <text:p><text:span text:style-name="T2">Reducing O(n) by choosing good algorithm and data structure</text:span></text:p>
                  </text:list-item>
                  <text:list-item>
                    <text:p><text:span text:style-name="T2">Constant Expression Evaluation</text:span></text:p>
                  </text:list-item>
                </text:list>
              </table:table-cell>
            </table:table-row>
            <table:table-row table:style-name="ro3">
              <table:covered-table-cell table:style-name="ce2"/>
              <table:table-cell table:style-name="ce1">
                <text:p><text:span text:style-name="T1">Compile Time</text:span></text:p>
                <text:p><text:span text:style-name="T1"/></text:p>
              </table:table-cell>
              <table:table-cell table:style-name="ce3">
                <text:list text:continue-numbering="true" text:style-name="L2">
                  <text:list-item>
                    <text:p><text:span text:style-name="T2">Constant Folding</text:span></text:p>
                  </text:list-item>
                  <text:list-item>
                    <text:p><text:span text:style-name="T2">Arithmetic equivalence</text:span></text:p>
                  </text:list-item>
                  <text:list-item>
                    <text:p><text:span text:style-name="T2">Logic equivalence</text:span></text:p>
                  </text:list-item>
                  <text:list-item>
                    <text:p><text:span text:style-name="T2">Common SubExpression Elimination</text:span></text:p>
                  </text:list-item>
                  <text:list-item>
                    <text:p><text:span text:style-name="T2">Dead Code Elimination</text:span></text:p>
                  </text:list-item>
                  <text:list-item>
                    <text:p><text:span text:style-name="T2">Copy Elision</text:span></text:p>
                  </text:list-item>
                  <text:list-item>
                    <text:p><text:span text:style-name="T2">Copy propragation</text:span></text:p>
                  </text:list-item>
                  <text:list-item>
                    <text:p><text:span text:style-name="T2">Bounds-Checking Elimination</text:span></text:p>
                  </text:list-item>
                  <text:list-item>
                    <text:p><text:span text:style-name="T2">Global value Numbering</text:span></text:p>
                  </text:list-item>
                </text:list>
              </table:table-cell>
            </table:table-row>
            <table:table-row table:style-name="ro3">
              <table:covered-table-cell table:style-name="ce2"/>
              <table:table-cell table:style-name="ce1">
                <text:p><text:span text:style-name="T1">Package Time</text:span></text:p>
                <text:p><text:span text:style-name="T1"/></text:p>
              </table:table-cell>
              <table:table-cell table:style-name="ce3">
                <text:list text:continue-numbering="true" text:style-name="L2">
                  <text:list-item>
                    <text:p><text:span text:style-name="T2">LTO</text:span></text:p>
                  </text:list-item>
                  <text:list-item>
                    <text:p><text:span text:style-name="T2">Code Version Selection</text:span></text:p>
                  </text:list-item>
                </text:list>
              </table:table-cell>
            </table:table-row>
            <table:table-row table:style-name="ro3">
              <table:covered-table-cell table:style-name="ce2"/>
              <table:table-cell table:style-name="ce1">
                <text:p><text:span text:style-name="T1">Execution Time</text:span></text:p>
              </table:table-cell>
              <table:table-cell table:style-name="ce3">
                <text:list text:continue-numbering="true" text:style-name="L2">
                  <text:list-item>
                    <text:p><text:span text:style-name="T2">LTO</text:span></text:p>
                  </text:list-item>
                  <text:list-item>
                    <text:p><text:span text:style-name="T2">Code Version Selection</text:span></text:p>
                  </text:list-item>
                  <text:list-item>
                    <text:p><text:span text:style-name="T2">Lazy Evaluation</text:span></text:p>
                  </text:list-item>
                </text:list>
              </table:table-cell>
            </table:table-row>
            <table:table-row table:style-name="ro2">
              <table:table-cell table:style-name="ce2" table:number-rows-spanned="4">
                <text:p><text:span text:style-name="T1">Emit Best Instruction</text:span></text:p>
              </table:table-cell>
              <table:table-cell table:style-name="ce1">
                <text:p><text:span text:style-name="T1">Specification Time</text:span></text:p>
              </table:table-cell>
              <table:table-cell table:style-name="ce3">
                <text:list text:continue-numbering="true" text:style-name="L2">
                  <text:list-item>
                    <text:p><text:span text:style-name="T2">Use hardware intrinsic (Specialized instruction)</text:span></text:p>
                  </text:list-item>
                </text:list>
              </table:table-cell>
            </table:table-row>
            <table:table-row table:style-name="ro3">
              <table:covered-table-cell table:style-name="ce2"/>
              <table:table-cell table:style-name="ce1">
                <text:p><text:span text:style-name="T1">Compile Time</text:span></text:p>
              </table:table-cell>
              <table:table-cell table:style-name="ce3">
                <text:list text:continue-numbering="true" text:style-name="L2">
                  <text:list-item>
                    <text:p><text:span text:style-name="T2">Strength Reduction (avoid slow mul/div instructions)</text:span></text:p>
                  </text:list-item>
                  <text:list-item>
                    <text:p><text:span text:style-name="T2">Instruction Selection (Vectorized instruction for vector type)</text:span></text:p>
                  </text:list-item>
                </text:list>
              </table:table-cell>
            </table:table-row>
            <table:table-row table:style-name="ro3">
              <table:covered-table-cell table:style-name="ce2"/>
              <table:table-cell table:style-name="ce1">
                <text:p><text:span text:style-name="T1">Package Time</text:span></text:p>
              </table:table-cell>
              <table:table-cell table:style-name="ce3">
                <text:list text:continue-numbering="true" text:style-name="L2">
                  <text:list-item>
                    <text:p><text:span text:style-name="T2">Code selection of handed/profiled tuned functions</text:span></text:p>
                  </text:list-item>
                </text:list>
              </table:table-cell>
            </table:table-row>
            <table:table-row table:style-name="ro3">
              <table:covered-table-cell table:style-name="ce2"/>
              <table:table-cell table:style-name="ce1">
                <text:p><text:span text:style-name="T1">Execution Time</text:span></text:p>
              </table:table-cell>
              <table:table-cell table:style-name="ce3">
                <text:list text:continue-numbering="true" text:style-name="L2">
                  <text:list-item>
                    <text:p><text:span text:style-name="T2">Code selection of handed/profiled tuned functions</text:span></text:p>
                  </text:list-item>
                  <text:list-item>
                    <text:p><text:span text:style-name="T2">Code generation of profiled tuned functions</text:span></text:p>
                  </text:list-item>
                </text:list>
              </table:table-cell>
            </table:table-row>
            <table:table-row table:style-name="ro2" table:default-cell-style-name="ce1">
              <table:table-cell table:style-name="ce2" table:number-rows-spanned="4">
                <text:p><text:span text:style-name="T1">Reduce Memory Latency</text:span></text:p>
              </table:table-cell>
              <table:table-cell>
                <text:p><text:span text:style-name="T1">Specification Time</text:span></text:p>
              </table:table-cell>
              <table:table-cell>
                <text:list text:continue-numbering="true" text:style-name="L2">
                  <text:list-item>
                    <text:p><text:span text:style-name="T2">Static Data Layout</text:span></text:p>
                  </text:list-item>
                </text:list>
              </table:table-cell>
            </table:table-row>
            <table:table-row table:style-name="ro3">
              <table:covered-table-cell table:style-name="ce2"/>
              <table:table-cell table:style-name="ce1">
                <text:p><text:span text:style-name="T1">Compile Time</text:span></text:p>
              </table:table-cell>
              <table:table-cell table:style-name="ce3">
                <text:list text:continue-numbering="true" text:style-name="L2">
                  <text:list-item>
                    <text:p><text:span text:style-name="T2">Loop Unroll</text:span></text:p>
                  </text:list-item>
                  <text:list-item>
                    <text:p><text:span text:style-name="T2">Loop Fission</text:span></text:p>
                  </text:list-item>
                  <text:list-item>
                    <text:p><text:span text:style-name="T2">Loop Blocking</text:span></text:p>
                  </text:list-item>
                  <text:list-item>
                    <text:p><text:span text:style-name="T2">Register Allocation</text:span></text:p>
                  </text:list-item>
                </text:list>
              </table:table-cell>
            </table:table-row>
            <table:table-row table:style-name="ro3" table:default-cell-style-name="ce1">
              <table:covered-table-cell table:style-name="ce2"/>
              <table:table-cell>
                <text:p><text:span text:style-name="T1">Package Time</text:span></text:p>
              </table:table-cell>
              <table:table-cell>
                <text:list text:style-name="L1">
                  <text:list-item>
                    <text:p><text:span text:style-name="T2">Code selection of handed/profiled tuned functions</text:span></text:p>
                  </text:list-item>
                </text:list>
              </table:table-cell>
            </table:table-row>
            <table:table-row table:style-name="ro3" table:default-cell-style-name="ce1">
              <table:covered-table-cell table:style-name="ce2"/>
              <table:table-cell>
                <text:p><text:span text:style-name="T1">Execution Time</text:span></text:p>
              </table:table-cell>
              <table:table-cell>
                <text:list text:continue-numbering="true" text:style-name="L1">
                  <text:list-item>
                    <text:p><text:span text:style-name="T2">Code selection of handed/profiled tuned functions</text:span></text:p>
                  </text:list-item>
                  <text:list-item>
                    <text:p><text:span text:style-name="T2">Code generation of profiled tuned functions</text:span></text:p>
                  </text:list-item>
                </text:list>
              </table:table-cell>
            </table:table-row>
            <table:table-row table:style-name="ro4">
              <table:table-cell table:style-name="ce2" table:number-rows-spanned="4">
                <text:p><text:span text:style-name="T1">Increase instruction execution bandwith</text:span></text:p>
              </table:table-cell>
              <table:table-cell table:style-name="ce1">
                <text:p><text:span text:style-name="T1">Specification Time</text:span></text:p>
              </table:table-cell>
              <table:table-cell table:style-name="ce3">
                <text:list text:style-name="L2">
                  <text:list-item>
                    <text:p><text:span text:style-name="T2">Choose distributed algorithm for generic heterogeneous task</text:span></text:p>
                  </text:list-item>
                  <text:list-item>
                    <text:p><text:span text:style-name="T2">Choose parallel algorithm for specific homogeneous task</text:span></text:p>
                  </text:list-item>
                </text:list>
              </table:table-cell>
            </table:table-row>
            <table:table-row table:style-name="ro5">
              <table:covered-table-cell table:style-name="ce2"/>
              <table:table-cell table:style-name="ce1">
                <text:p><text:span text:style-name="T1">Compile Time</text:span></text:p>
              </table:table-cell>
              <table:table-cell table:style-name="ce3">
                <text:list text:continue-numbering="true" text:style-name="L2">
                  <text:list-item>
                    <text:p><text:span text:style-name="T2">Instruction Scheduling (Reduce Hazard in pipeline)</text:span></text:p>
                    <text:p><text:span text:style-name="T2"/></text:p>
                  </text:list-item>
                </text:list>
              </table:table-cell>
            </table:table-row>
            <table:table-row table:style-name="ro5" table:default-cell-style-name="ce1">
              <table:covered-table-cell table:style-name="ce2"/>
              <table:table-cell>
                <text:p><text:span text:style-name="T1">Package Time</text:span></text:p>
              </table:table-cell>
              <table:table-cell/>
            </table:table-row>
            <table:table-row table:style-name="ro6" table:default-cell-style-name="ce1">
              <table:covered-table-cell table:style-name="ce2"/>
              <table:table-cell>
                <text:p><text:span text:style-name="T1">Execution Tim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onel Auroux</meta:initial-creator>
    <meta:creation-date>2012-04-26T16:05:15</meta:creation-date>
    <meta:editing-duration>PT14H6S</meta:editing-duration>
    <meta:editing-cycles>81</meta:editing-cycles>
    <dc:date>2012-06-21T07:04:45</dc:date>
    <meta:generator>LibreOffice/3.5$Linux_X86_64 LibreOffice_project/350m1$Build-2</meta:generator>
    <meta:document-statistic meta:object-count="24"/>
  </office:meta>
</office:document-meta>
</file>